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llustrate how programs can generate random numbers,</text:p>
        </text:list-item>
        <text:list-item>
          <text:p text:style-name="P1">To introduce you to using existing libraries,</text:p>
        </text:list-item>
        <text:list-item>
          <text:p text:style-name="P1">(Optional) to understand what a cryptographically secure random number generator is and why it matters.</text:p>
        </text:list-item>
      </text:list>
      <text:h text:style-name="Heading_20_1" text:outline-level="1"><text:bookmark-start text:name="generating-random-numbers"/>Generating Random Numbers<text:bookmark-end text:name="generating-random-numbers"/></text:h>
      <text:p text:style-name="First_20_paragraph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p text:style-name="Text_20_body">Start by reading <text:a xlink:type="simple" xlink:href="https://csci-1301.github.io/book.html#random" office:name=""><text:span text:style-name="Definition">the corresponding chapter in the lecture notes</text:span></text:a>, then create a new project and practice generating and displaying at the screen different random numbers:</text:p>
      <text:list text:style-name="L2">
        <text:list-item>
          <text:p text:style-name="P2">Generate any random integer</text:p>
        </text:list-item>
        <text:list-item>
          <text:p text:style-name="P2">Generate a random integer between -10 and 10 including these boundary values</text:p>
        </text:list-item>
        <text:list-item>
          <text:p text:style-name="P2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Solution:</text:p>
      <text:p text:style-name="P3">Random rand = new Random(); // Creation of a random number generator.</text:p>
      <text:p text:style-name="P4">Console.WriteLine("A random number:" + rand.Next()); // This is any random (int) number.</text:p>
      <text:p text:style-name="P5">Console.WriteLine("A random number between -10 and 10:" + (rand.Next(21)-10)); // This number will be between 0 and 20, then we subtract 10 from it. <text:s text:c="6"/></text:p>
      <text:p text:style-name="P6">Console.WriteLine("A random number between -10 and 10:" + rand.Next(-10, 11)); // Alternate solution</text:p>
      <text:p text:style-name="P7">Console.WriteLine("A random double:" + rand.NextDouble()); // This is any random (double) number.</text:p>
      <text:p text:style-name="First_20_paragraph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3">
        <text:list-item>
          <text:p text:style-name="P8">Generate any random integer <text:span text:style-name="T1">5 times</text:span></text:p>
        </text:list-item>
        <text:list-item>
          <text:p text:style-name="P8">Generate a random integer between -10 and 10 including these boundary values, <text:span text:style-name="T1">10 times</text:span></text:p>
        </text:list-item>
        <text:list-item>
          <text:p text:style-name="P8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<text:span text:style-name="NormalTok">Random</text:span> object, write a program that:</text:p>
      <text:list text:style-name="L4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</text:p>
          <text:list text:style-name="L5">
            <text:list-item>
              <text:p text:style-name="P10"><text:span text:style-name="StringTok">"W"</text:span> if the value in the first array is greater than the value in the second array</text:p>
            </text:list-item>
            <text:list-item>
              <text:p text:style-name="P10"><text:span text:style-name="StringTok">"T"</text:span> if they are equal, and</text:p>
            </text:list-item>
            <text:list-item>
              <text:p text:style-name="P10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11">0 <text:s text:c="6"/>8 <text:s text:c="6"/>L</text:p>
      <text:p text:style-name="P12">5 <text:s text:c="6"/>3 <text:s text:c="6"/>W</text:p>
      <text:p text:style-name="P13">3 <text:s text:c="6"/>3 <text:s text:c="6"/>T</text:p>
      <text:p text:style-name="P14">1 <text:s text:c="6"/>2 <text:s text:c="6"/>L</text:p>
      <text:p text:style-name="P15">3 <text:s text:c="6"/>1 <text:s text:c="6"/>W</text:p>
      <text:p text:style-name="P16">9 <text:s text:c="6"/>0 <text:s text:c="6"/>W</text:p>
      <text:p text:style-name="P17">9 <text:s text:c="6"/>0 <text:s text:c="6"/>W</text:p>
      <text:p text:style-name="P18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9">using System;</text:p>
      <text:p text:style-name="P20">using System.Security.Cryptography; // include definition!</text:p>
      <text:p text:style-name="P21"/>
      <text:p text:style-name="P22">class Program</text:p>
      <text:p text:style-name="P23">{</text:p>
      <text:p text:style-name="P24"><text:s text:c="4"/>static void Main()</text:p>
      <text:p text:style-name="P25"><text:s text:c="4"/>{</text:p>
      <text:p text:style-name="P26"><text:s text:c="8"/>// choose secure (!) random integer</text:p>
      <text:p text:style-name="P27"><text:s text:c="8"/>// between 0 (inclusive) and 100 (exclusive)</text:p>
      <text:p text:style-name="P28"><text:s text:c="8"/>int secureRandom = RandomNumberGenerator.GetInt32(100);</text:p>
      <text:p text:style-name="P29"/>
      <text:p text:style-name="P30"><text:s text:c="8"/>// display cryptographically secure int</text:p>
      <text:p text:style-name="P31"><text:s text:c="8"/>Console.WriteLine(secureRandom);</text:p>
      <text:p text:style-name="P32"/>
      <text:p text:style-name="P33"><text:s text:c="8"/>// choose secure (!) random integer</text:p>
      <text:p text:style-name="P34"><text:s text:c="8"/>// between 50 (inclusive) and 500 (exclusive)</text:p>
      <text:p text:style-name="P35"><text:s text:c="8"/>int anotherSecureRandom = RandomNumberGenerator.GetInt32(50, 500);</text:p>
      <text:p text:style-name="P36"/>
      <text:p text:style-name="P37"><text:s text:c="8"/>// display cryptographically secure int</text:p>
      <text:p text:style-name="P38"><text:s text:c="8"/>Console.WriteLine(anotherSecureRandom);</text:p>
      <text:p text:style-name="P39"><text:s text:c="4"/>}</text:p>
      <text:p text:style-name="P40">}</text:p>
      <text:p text:style-name="First_20_paragraph">You can learn more about secure random numbers by reading through:</text:p>
      <text:list text:style-name="L6">
        <text:list-item>
          <text:p text:style-name="P41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41">discussion on <text:a xlink:type="simple" xlink:href="https://stackoverflow.com/q/1257299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42Z</meta:creation-date>
    <dc:date>2023-01-17T20:24:42Z</dc:date>
    <meta:user-defined meta:name="date" meta:value-type="string">January  17, 2023 (03:2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